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C000001039C3E9E8E.png" manifest:media-type="image/png"/>
  <manifest:file-entry manifest:full-path="Pictures/100000010000015C000001035F94CA3E.png" manifest:media-type="image/png"/>
  <manifest:file-entry manifest:full-path="Pictures/100000010000026F000001D43D5265FD.png" manifest:media-type="image/png"/>
  <manifest:file-entry manifest:full-path="Pictures/1000000100000125000000C1D51A722A.png" manifest:media-type="image/png"/>
  <manifest:file-entry manifest:full-path="Pictures/100000010000029A000002258FC1D9F1.png" manifest:media-type="image/png"/>
  <manifest:file-entry manifest:full-path="Pictures/10000001000002E70000020617189EAC.png" manifest:media-type="image/png"/>
  <manifest:file-entry manifest:full-path="Pictures/100000010000026F000001D4B2DB95E3.png" manifest:media-type="image/png"/>
  <manifest:file-entry manifest:full-path="Pictures/100000010000010A0000004C26A5A4DC.png" manifest:media-type="image/png"/>
  <manifest:file-entry manifest:full-path="Pictures/100000010000010C00000058E909CF9E.png" manifest:media-type="image/png"/>
  <manifest:file-entry manifest:full-path="Pictures/10000001000000B8000000AEA6878931.png" manifest:media-type="image/png"/>
  <manifest:file-entry manifest:full-path="Pictures/1000000100000AB800000065C2CF7458.png" manifest:media-type="image/png"/>
  <manifest:file-entry manifest:full-path="Pictures/10000001000007B100000281EC3709C2.png" manifest:media-type="image/png"/>
  <manifest:file-entry manifest:full-path="Pictures/10000001000007B10000022718E479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left" draw:textarea-vertical-align="middle" draw:auto-grow-height="false" fo:min-height="0.655cm" fo:min-width="21.78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11.815cm" fo:min-width="21.78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0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3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solid" draw:fill-color="#355269" draw:textarea-horizontal-align="justify" draw:textarea-vertical-align="middle" draw:auto-grow-height="false" fo:min-height="1.655cm" fo:min-width="3.31cm" loext:decorative="false"/>
    </style:style>
    <style:style style:name="gr7" style:family="graphic" style:parent-style-name="standard">
      <style:graphic-properties draw:fill="solid" draw:fill-color="#355269"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svg:stroke-color="#729fcf" draw:fill="solid" draw:fill-color="#333333" draw:textarea-horizontal-align="justify" draw:textarea-vertical-align="middle" draw:auto-grow-height="false" fo:min-height="0.546cm" fo:min-width="3.31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355269" draw:textarea-horizontal-align="justify" draw:textarea-vertical-align="middle" draw:auto-grow-height="false" fo:min-height="0.655cm" fo:min-width="3.31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355269" draw:textarea-horizontal-align="justify" draw:textarea-vertical-align="middle" draw:auto-grow-height="false" fo:min-height="0.55cm" fo:min-width="3.31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355269" draw:textarea-horizontal-align="justify" draw:textarea-vertical-align="middle" draw:auto-grow-height="false" fo:min-height="0.604cm" fo:min-width="2.248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start" style:writing-mode="lr-tb"/>
    </style:style>
    <style:style style:name="P2" style:family="paragraph">
      <loext:graphic-properties draw:fill="solid" draw:fill-color="#2a6099"/>
      <style:paragraph-properties fo:text-align="center"/>
    </style:style>
    <style:style style:name="P3" style:family="paragraph">
      <loext:graphic-properties draw:fill="none" draw:fill-color="#ffffff"/>
      <style:text-properties fo:color="#cccccc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35526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55269"/>
      <style:paragraph-properties fo:text-align="center" style:writing-mode="lr-tb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cccccc" loext:opacity="100%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333333"/>
      <style:paragraph-properties fo:text-align="center" style:writing-mode="lr-tb"/>
      <style:text-properties fo:font-size="18pt"/>
    </style:style>
    <style:style style:name="P12" style:family="paragraph">
      <loext:graphic-properties draw:fill="solid" draw:fill-color="#355269"/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333333"/>
      <style:paragraph-properties fo:text-align="center" style:writing-mode="lr-tb"/>
    </style:style>
    <style:style style:name="T1" style:family="text">
      <style:text-properties fo:color="#cccccc" loext:opacity="100%"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4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frame draw:style-name="gr5" draw:text-style-name="P4" draw:layer="layout" svg:width="15.797cm" svg:height="4.42cm" svg:x="6.985cm" svg:y="4.3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5" draw:text-style-name="P4" draw:layer="layout" svg:width="15.162cm" svg:height="4.729cm" svg:x="7.285cm" svg:y="8.906cm">
          <draw:image xlink:href="Pictures/10000001000007B100000281EC3709C2.png" xlink:type="simple" xlink:show="embed" xlink:actuate="onLoad" draw:mime-type="image/png">
            <text:p/>
          </draw:image>
        </draw:frame>
        <draw:frame draw:style-name="gr5" draw:text-style-name="P4" draw:layer="layout" svg:width="15.162cm" svg:height="0.557cm" svg:x="7.363cm" svg:y="3.5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6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6cm" svg:height="1.002cm" svg:x="1.27cm" svg:y="1.802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5" draw:text-style-name="P4" draw:layer="layout" svg:width="3.522cm" svg:height="1.006cm" svg:x="1.27cm" svg:y="2.804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7" draw:text-style-name="P7" draw:layer="layout" svg:width="3.81cm" svg:height="1.905cm" svg:x="1.254cm" svg:y="4.445cm">
          <text:p text:style-name="P6">Overall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.27cm" svg:y="6.65cm">
          <text:p text:style-name="P6">Champion select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.27cm" svg:y="8.855cm">
          <text:p text:style-name="P6">Matche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cm" svg:height="1.905cm" svg:x="1.254cm" svg:y="4.446cm">
          <text:p text:style-name="P6">Overal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237cm" svg:height="0.806cm" svg:x="20.7cm" svg:y="1.061cm">
          <draw:text-box>
            <text:p><text:span text:style-name="T1">doendw</text:span></text:p>
          </draw:text-box>
        </draw:frame>
        <draw:frame draw:style-name="gr5" draw:text-style-name="P4" draw:layer="layout" svg:width="15.162cm" svg:height="0.557cm" svg:x="7.063cm" svg:y="5.393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6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5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9" draw:text-style-name="P11" draw:layer="layout" svg:width="3.81cm" svg:height="0.796cm" svg:x="5.607cm" svg:y="1.109cm">
          <text:p text:style-name="P10"><text:span text:style-name="T2">Overal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0.905cm" svg:x="16.51cm" svg:y="1cm">
          <text:p text:style-name="P10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0.8cm" svg:x="9.715cm" svg:y="1.105cm">
          <text:p text:style-name="P10"><text:span text:style-name="T2">Champ selec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071cm" svg:height="3.81cm" svg:x="6.994cm" svg:y="6.18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5" draw:text-style-name="P4" draw:layer="layout" svg:width="5.212cm" svg:height="3.915cm" svg:x="1.27cm" svg:y="12.573cm">
          <draw:image xlink:href="Pictures/100000010000026F000001D43D5265FD.png" xlink:type="simple" xlink:show="embed" xlink:actuate="onLoad" draw:mime-type="image/png">
            <text:p/>
          </draw:image>
        </draw:frame>
        <draw:custom-shape draw:style-name="gr12" draw:text-style-name="P12" draw:layer="layout" svg:width="2.748cm" svg:height="0.854cm" svg:x="13.762cm" svg:y="1.051cm">
          <text:p text:style-name="P10"><text:span text:style-name="T2">Runes</text:span>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5" draw:text-style-name="P4" draw:layer="layout" svg:width="3.482cm" svg:height="1.143cm" svg:x="1.27cm" svg:y="5.115cm">
          <draw:image xlink:href="Pictures/100000010000010C00000058E909CF9E.png" xlink:type="simple" xlink:show="embed" xlink:actuate="onLoad" draw:mime-type="image/png">
            <text:p/>
          </draw:image>
        </draw:frame>
        <draw:custom-shape draw:style-name="gr9" draw:text-style-name="P11" draw:layer="layout" svg:width="3.81cm" svg:height="0.796cm" svg:x="1.27cm" svg:y="4.319cm">
          <text:p text:style-name="P10"><text:span text:style-name="T3">Ranked Solo/du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0.796cm" svg:x="1.27cm" svg:y="10.634cm">
          <text:p text:style-name="P10"><text:span text:style-name="T3">Ranked Flex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482cm" svg:height="1.143cm" svg:x="1.27cm" svg:y="11.43cm">
          <draw:image xlink:href="Pictures/100000010000010C00000058E909CF9E.png" xlink:type="simple" xlink:show="embed" xlink:actuate="onLoad" draw:mime-type="image/png">
            <text:p/>
          </draw:image>
        </draw:frame>
        <draw:frame draw:style-name="gr5" draw:text-style-name="P4" draw:layer="layout" svg:width="5.212cm" svg:height="3.915cm" svg:x="1.27cm" svg:y="6.245cm">
          <draw:image xlink:href="Pictures/100000010000026F000001D43D5265FD.png" xlink:type="simple" xlink:show="embed" xlink:actuate="onLoad" draw:mime-type="image/png">
            <text:p/>
          </draw:image>
        </draw:frame>
        <draw:frame draw:style-name="gr13" draw:text-style-name="P6" draw:layer="layout" svg:width="3.801cm" svg:height="2.65cm" svg:x="6.994cm" svg:y="2.43cm">
          <draw:image xlink:href="Pictures/10000001000002E70000020617189EAC.png" xlink:type="simple" xlink:show="embed" xlink:actuate="onLoad" draw:mime-type="image/png">
            <text:p/>
          </draw:image>
        </draw:frame>
        <draw:frame draw:style-name="gr13" draw:text-style-name="P6" draw:layer="layout" svg:width="4.757cm" svg:height="3.922cm" svg:x="12.317cm" svg:y="6.238cm">
          <draw:image xlink:href="Pictures/100000010000029A000002258FC1D9F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285cm" svg:height="0.905cm" svg:x="0.63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85cm" svg:height="12.065cm" svg:x="0.636cm" svg:y="1.90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37cm" svg:height="0.806cm" svg:x="20.7cm" svg:y="1.061cm">
          <draw:text-box>
            <text:p><text:span text:style-name="T1">doendw</text:span></text:p>
          </draw:text-box>
        </draw:frame>
        <draw:frame draw:style-name="gr5" draw:text-style-name="P4" draw:layer="layout" svg:width="15.797cm" svg:height="4.42cm" svg:x="6.985cm" svg:y="3.21cm">
          <draw:image xlink:href="Pictures/10000001000007B10000022718E4797A.png" xlink:type="simple" xlink:show="embed" xlink:actuate="onLoad" draw:mime-type="image/png">
            <text:p/>
          </draw:image>
        </draw:frame>
        <draw:frame draw:style-name="gr5" draw:text-style-name="P4" draw:layer="layout" svg:width="15.162cm" svg:height="0.557cm" svg:x="7.063cm" svg:y="2.375cm">
          <draw:image xlink:href="Pictures/1000000100000AB800000065C2CF7458.png" xlink:type="simple" xlink:show="embed" xlink:actuate="onLoad" draw:mime-type="image/png">
            <text:p/>
          </draw:image>
        </draw:frame>
        <draw:custom-shape draw:style-name="gr6" draw:text-style-name="P5" draw:layer="layout" svg:width="3.81cm" svg:height="1.905cm" svg:x="1.27cm" svg:y="1.9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732cm" svg:height="1.637cm" svg:x="1.27cm" svg:y="1.806cm">
          <draw:image xlink:href="Pictures/10000001000000B8000000AEA6878931.png" xlink:type="simple" xlink:show="embed" xlink:actuate="onLoad" draw:mime-type="image/png">
            <text:p/>
          </draw:image>
        </draw:frame>
        <draw:frame draw:style-name="gr5" draw:text-style-name="P4" draw:layer="layout" svg:width="2.545cm" svg:height="0.727cm" svg:x="2.875cm" svg:y="1.806cm">
          <draw:image xlink:href="Pictures/100000010000010A0000004C26A5A4DC.png" xlink:type="simple" xlink:show="embed" xlink:actuate="onLoad" draw:mime-type="image/png">
            <text:p/>
          </draw:image>
        </draw:frame>
        <draw:custom-shape draw:style-name="gr9" draw:text-style-name="P13" draw:layer="layout" svg:width="3.81cm" svg:height="0.796cm" svg:x="9.707cm" svg:y="1.109cm">
          <text:p text:style-name="P6"><text:span text:style-name="T2">Champ sel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1cm" svg:height="0.905cm" svg:x="16.51cm" svg:y="1cm">
          <text:p text:style-name="P6"><text:span text:style-name="T2">Mat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81cm" svg:height="0.8cm" svg:x="5.715cm" svg:y="1.005cm">
          <text:p text:style-name="P6"><text:span text:style-name="T2">Overal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071cm" svg:height="3.81cm" svg:x="1.279cm" svg:y="4.445cm">
          <draw:image xlink:href="Pictures/100000010000026F000001D4B2DB95E3.png" xlink:type="simple" xlink:show="embed" xlink:actuate="onLoad" draw:mime-type="image/png">
            <text:p/>
          </draw:image>
        </draw:frame>
        <draw:frame draw:style-name="gr5" draw:text-style-name="P4" draw:layer="layout" svg:width="5.212cm" svg:height="3.915cm" svg:x="1.138cm" svg:y="9.42cm">
          <draw:image xlink:href="Pictures/100000010000026F000001D43D5265FD.png" xlink:type="simple" xlink:show="embed" xlink:actuate="onLoad" draw:mime-type="image/png">
            <text:p/>
          </draw:image>
        </draw:frame>
        <draw:custom-shape draw:style-name="gr12" draw:text-style-name="P7" draw:layer="layout" svg:width="2.748cm" svg:height="0.854cm" svg:x="13.762cm" svg:y="1.051cm">
          <text:p text:style-name="P6"><text:span text:style-name="T2">Rune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6cm" svg:height="1.905cm" svg:x="7.288cm" svg:y="7.255cm">
          <draw:image xlink:href="Pictures/100000010000015C000001035F94CA3E.png" xlink:type="simple" xlink:show="embed" xlink:actuate="onLoad" draw:mime-type="image/png">
            <text:p/>
          </draw:image>
        </draw:frame>
        <draw:frame draw:style-name="gr5" draw:text-style-name="P4" draw:layer="layout" svg:width="2.56cm" svg:height="1.905cm" svg:x="9.848cm" svg:y="7.255cm">
          <draw:image xlink:href="Pictures/100000010000015C000001039C3E9E8E.png" xlink:type="simple" xlink:show="embed" xlink:actuate="onLoad" draw:mime-type="image/png">
            <text:p/>
          </draw:image>
        </draw:frame>
        <draw:frame draw:style-name="gr3" draw:text-style-name="P3" draw:layer="layout" svg:width="3.504cm" svg:height="0.806cm" svg:x="0.635cm" svg:y="1cm">
          <draw:text-box>
            <text:p><text:span text:style-name="T1">Mongoose.gg</text:span></text:p>
          </draw:text-box>
        </draw:frame>
        <draw:frame draw:style-name="gr5" draw:text-style-name="P4" draw:layer="layout" svg:width="1.905cm" svg:height="1.255cm" svg:x="20.655cm" svg:y="3.31cm">
          <draw:image xlink:href="Pictures/1000000100000125000000C1D51A722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07:52:07.791015270</meta:creation-date>
    <dc:date>2026-01-20T14:11:55.567954578</dc:date>
    <meta:editing-duration>PT19M33S</meta:editing-duration>
    <meta:editing-cycles>3</meta:editing-cycles>
    <meta:generator>LibreOffice/25.8.4.2$Linux_X86_64 LibreOffice_project/580$Build-2</meta:generator>
    <meta:document-statistic meta:object-count="80"/>
  </office:meta>
</office:document-meta>
</file>